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rivative function</text:p>
      <text:p text:style-name="Standard"><draw:frame draw:style-name="fr1" draw:name="Object1" text:anchor-type="as-char" svg:y="-0.2508in" svg:width="1.9957in" svg:height="0.3992in" draw:z-index="0"><draw:object xlink:href="./Object 1" xlink:type="simple" xlink:show="embed" xlink:actuate="onLoad"/><draw:image xlink:href="./ObjectReplacements/Object 1" xlink:type="simple" xlink:show="embed" xlink:actuate="onLoad"/></draw:frame> </text:p>
      <text:p text:style-name="Standard"/>
      <text:p text:style-name="Standard"><draw:frame draw:style-name="fr1" draw:name="Object2" text:anchor-type="as-char" svg:y="-0.172in" svg:width="3.9307in" svg:height="0.2138in" draw:z-index="1"><draw:object xlink:href="./Object 2" xlink:type="simple" xlink:show="embed" xlink:actuate="onLoad"/><draw:image xlink:href="./ObjectReplacements/Object 2" xlink:type="simple" xlink:show="embed" xlink:actuate="onLoad"/></draw:frame> </text:p>
      <text:p text:style-name="Standard">Find the slope &amp; equation of the line tangent to f(x) at x=1.</text:p>
      <text:p text:style-name="Standard"><draw:frame draw:style-name="fr1" draw:name="Object3" text:anchor-type="as-char" svg:y="-0.2209in" svg:width="1.6402in" svg:height="0.3827in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4" text:anchor-type="as-char" svg:y="-0.4256in" svg:width="1.2366in" svg:height="0.7917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ct5" text:anchor-type="as-char" svg:y="-0.3508in" svg:width="1.1665in" svg:height="0.6665in" draw:z-index="4"><draw:object xlink:href="./Object 5" xlink:type="simple" xlink:show="embed" xlink:actuate="onLoad"/><draw:image xlink:href="./ObjectReplacements/Object 5" xlink:type="simple" xlink:show="embed" xlink:actuate="onLoad"/></draw:frame> </text:p>
      <text:p text:style-name="Standard"/>
      <text:p text:style-name="Standard"/>
      <text:p text:style-name="Standard">Notations for the Derivative</text:p>
      <text:p text:style-name="Standard"><draw:frame draw:style-name="fr1" draw:name="Object6" text:anchor-type="as-char" svg:y="-0.1484in" svg:width="0.5035in" svg:height="0.1902in" draw:z-index="5"><draw:object xlink:href="./Object 6" xlink:type="simple" xlink:show="embed" xlink:actuate="onLoad"/><draw:image xlink:href="./ObjectReplacements/Object 6" xlink:type="simple" xlink:show="embed" xlink:actuate="onLoad"/></draw:frame><text:tab/>“f prime of x” or “the derivative of f(x)”</text:p>
      <text:p text:style-name="Standard"/>
      <text:p text:style-name="Standard"><draw:frame draw:style-name="fr1" draw:name="Object7" text:anchor-type="as-char" svg:y="-0.2437in" svg:width="0.2811in" svg:height="0.3929in" draw:z-index="6"><draw:object xlink:href="./Object 7" xlink:type="simple" xlink:show="embed" xlink:actuate="onLoad"/><draw:image xlink:href="./ObjectReplacements/Object 7" xlink:type="simple" xlink:show="embed" xlink:actuate="onLoad"/></draw:frame><text:tab/><text:tab/>Leibni</text:p>
      <text:p text:style-name="Standard"/>
      <text:p text:style-name="Standard"><draw:frame draw:style-name="fr1" draw:name="Object8" text:anchor-type="as-char" svg:y="-0.2437in" svg:width="0.7598in" svg:height="0.3929in" draw:z-index="7"><draw:object xlink:href="./Object 8" xlink:type="simple" xlink:show="embed" xlink:actuate="onLoad"/><draw:image xlink:href="./ObjectReplacements/Object 8" xlink:type="simple" xlink:show="embed" xlink:actuate="onLoad"/></draw:frame><text:tab/>“Take the derivative of f(x)”</text:p>
      <text:p text:style-name="Standard"/>
      <text:p text:style-name="Standard"><draw:frame draw:style-name="fr1" draw:name="Object9" text:anchor-type="as-char" svg:y="-0.1484in" svg:width="0.7717in" svg:height="0.1902in" draw:z-index="8"><draw:object xlink:href="./Object 9" xlink:type="simple" xlink:show="embed" xlink:actuate="onLoad"/><draw:image xlink:href="./ObjectReplacements/Object 9" xlink:type="simple" xlink:show="embed" xlink:actuate="onLoad"/></draw:frame><text:tab/>“--- --- --- ---”</text:p>
      <text:p text:style-name="Standard"/>
      <text:p text:style-name="Standard"/>
      <text:p text:style-name="P1">Differentiability<text:span text:style-name="T1"><text:tab/>We say a function is differentiable at a value of x if the derivative exists there.</text:span></text:p>
      <text:p text:style-name="P1"><text:span text:style-name="T1"/></text:p>
      <text:p text:style-name="P1"><text:span text:style-name="T1">Graph: </text:span><text:span text:style-name="T1"><draw:frame draw:style-name="fr1" draw:name="Object10" text:anchor-type="as-char" svg:y="-0.1484in" svg:width="2.2236in" svg:height="0.1902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"><text:span text:style-name="T1"/></text:p>
      <text:p text:style-name="P1"><text:span text:style-name="T1"/></text:p>
      <text:p text:style-name="P1"><text:span text:style-name="T1">Theorem: Continuity &amp; Differentiability</text:span></text:p>
      <text:p text:style-name="P1"><text:span text:style-name="T1">Differentiability implies continuity</text:span></text:p>
      <text:p text:style-name="P1"><text:span text:style-name="T1">If f(x) is diff'able at x=c, then f(x) is continuous there.</text:span></text:p>
      <text:p text:style-name="P1"><text:span text:style-name="T1">Continuity does not imply differentiability</text:span></text:p>
      <text:p text:style-name="P1"><text:span text:style-name="T1">diff'able means smooth &amp; continuous</text:span></text:p>
      <text:p text:style-name="P1"><text:span text:style-name="T1"/></text:p>
      <text:p text:style-name="P1"><text:span text:style-name="T1">Find the derivative of </text:span><text:span text:style-name="T1"><draw:frame draw:style-name="fr1" draw:name="Object11" text:anchor-type="as-char" svg:y="-0.1634in" svg:width="0.9866in" svg:height="0.2047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"><text:soft-page-break/><text:span text:style-name="T1"><draw:frame draw:style-name="fr1" draw:name="Object12" text:anchor-type="as-char" svg:y="-1.3772in" svg:width="3.4689in" svg:height="2.6953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05T10:59:54.78</meta:creation-date>
    <dc:date>2018-02-05T12:01:30.14</dc:date>
    <dc:creator>Timothy Cayer</dc:creator>
    <meta:editing-duration>PT46M22S</meta:editing-duration>
    <meta:editing-cycles>4</meta:editing-cycles>
    <meta:generator>OpenOffice/4.1.3$Win32 OpenOffice.org_project/413m1$Build-9783</meta:generator>
    <meta:document-statistic meta:table-count="0" meta:image-count="0" meta:object-count="12" meta:page-count="2" meta:paragraph-count="19" meta:word-count="89" meta:character-count="565"/>
  </office:meta>
</office:document-meta>
</file>

<file path=Object 1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under>
            <mi>lim</mi>
            <mrow>
              <mrow>
                <mi>h</mi>
                <mo stretchy="false">→</mo>
                <mn>0</mn>
              </mrow>
            </mrow>
          </munder>
          <mrow>
            <mfrac>
              <mrow>
                <mi>f</mi>
                <mrow>
                  <mrow>
                    <mo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stretchy="false">)</mo>
                  </mrow>
                  <mo stretchy="false">−</mo>
                  <mi>f</mi>
                </mrow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i>h</mi>
              </mrow>
            </mfrac>
          </mrow>
        </mrow>
      </mrow>
    </mrow>
    <annotation encoding="StarMath 5.0">f'(x) = lim csub {h toward 0} {{f(x+h) - f(x)} over {h}}</annotation>
  </semantics>
</math>
</file>

<file path=Object 10/content.xml><?xml version="1.0" encoding="utf-8"?>
<math xmlns="http://www.w3.org/1998/Math/MathML">
  <semantics>
    <mrow>
      <mrow>
        <mrow>
          <mrow>
            <mrow>
              <mo stretchy="false">(</mo>
              <mrow>
                <mrow>
                  <mo stretchy="false">−</mo>
                  <mo stretchy="false">∞</mo>
                </mrow>
                <mrow>
                  <mi>,</mi>
                  <mo stretchy="false">−</mo>
                  <mn>4</mn>
                </mrow>
              </mrow>
              <mo stretchy="false">)</mo>
            </mrow>
            <mo stretchy="false">∪</mo>
            <mo stretchy="false">[</mo>
          </mrow>
          <mo stretchy="false">−</mo>
          <mn>4,</mn>
        </mrow>
        <mo stretchy="false">−</mo>
        <mn>2</mn>
      </mrow>
      <mrow>
        <mrow>
          <mrow>
            <mo stretchy="false">]</mo>
            <mo stretchy="false">∪</mo>
            <mo stretchy="false">[</mo>
          </mrow>
          <mo stretchy="false">−</mo>
          <mn>2,</mn>
        </mrow>
        <mo stretchy="false">+</mo>
        <mo stretchy="false">∞</mo>
      </mrow>
      <mo stretchy="false">)</mo>
    </mrow>
    <annotation encoding="StarMath 5.0">(-%infinite, -4) union \[-4,-2\] union \[-2, +%infinite\)</annotation>
  </semantics>
</math>
</file>

<file path=Object 1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qrt>
          <mrow>
            <mrow>
              <mi>x</mi>
              <mo stretchy="false">+</mo>
              <mn>1</mn>
            </mrow>
          </mrow>
        </msqrt>
      </mrow>
    </mrow>
    <annotation encoding="StarMath 5.0">f(x) = sqrt{x+1}</annotation>
  </semantics>
</math>
</file>

<file path=Object 12/content.xml><?xml version="1.0" encoding="utf-8"?>
<math xmlns="http://www.w3.org/1998/Math/MathML">
  <semantics>
    <mtable>
      <mtr>
        <mtd>
          <mrow>
            <mi>f</mi>
            <mi>'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under>
                  <mi>lim</mi>
                  <mrow>
                    <mrow>
                      <mi>h</mi>
                      <mo stretchy="false">→</mo>
                      <mn>0</mn>
                    </mrow>
                  </mrow>
                </munder>
                <mrow>
                  <mfrac>
                    <mrow>
                      <mi>f</mi>
                      <mrow>
                        <mrow>
                          <mo stretchy="false">(</mo>
                          <mrow>
                            <mrow>
                              <mi>x</mi>
                              <mo stretchy="false">+</mo>
                              <mi>h</mi>
                            </mrow>
                          </mrow>
                          <mo stretchy="false">)</mo>
                        </mrow>
                        <mo stretchy="false">−</mo>
                        <mi>f</mi>
                      </mrow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row>
                      <mi>h</mi>
                    </mrow>
                  </mfrac>
                </mrow>
              </mrow>
            </mrow>
          </mrow>
        </mtd>
      </mtr>
      <mtr>
        <mtd>
          <mrow>
            <mi>f</mi>
            <mi>'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under>
                  <mi>lim</mi>
                  <mrow>
                    <mrow>
                      <mi>h</mi>
                      <mo stretchy="false">→</mo>
                      <mn>0</mn>
                    </mrow>
                  </mrow>
                </munder>
                <mrow>
                  <mrow>
                    <mfrac>
                      <mrow>
                        <mrow>
                          <msqrt>
                            <mrow>
                              <mrow>
                                <mrow>
                                  <mi>x</mi>
                                  <mo stretchy="false">+</mo>
                                  <mi>h</mi>
                                </mrow>
                                <mo stretchy="false">+</mo>
                                <mn>1</mn>
                              </mrow>
                            </mrow>
                          </msqrt>
                          <mo stretchy="false">−</mo>
                          <msqrt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sqrt>
                        </mrow>
                      </mrow>
                      <mrow>
                        <mi>h</mi>
                      </mrow>
                    </mfrac>
                    <mo stretchy="false">∗</mo>
                    <mrow>
                      <mfrac>
                        <mrow>
                          <mrow>
                            <msqrt>
                              <mrow>
                                <mrow>
                                  <mrow>
                                    <mi>x</mi>
                                    <mo stretchy="false">+</mo>
                                    <mi>h</mi>
                                  </mrow>
                                  <mo stretchy="false">+</mo>
                                  <mn>1</mn>
                                </mrow>
                              </mrow>
                            </msqrt>
                            <mo stretchy="false">+</mo>
                            <msqrt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sqrt>
                          </mrow>
                        </mrow>
                        <mrow>
                          <mrow>
                            <msqrt>
                              <mrow>
                                <mrow>
                                  <mrow>
                                    <mi>x</mi>
                                    <mo stretchy="false">+</mo>
                                    <mi>h</mi>
                                  </mrow>
                                  <mo stretchy="false">+</mo>
                                  <mn>1</mn>
                                </mrow>
                              </mrow>
                            </msqrt>
                            <mo stretchy="false">+</mo>
                            <msqrt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sqrt>
                          </mrow>
                        </mrow>
                      </mfrac>
                    </mrow>
                  </mrow>
                </mrow>
              </mrow>
            </mrow>
          </mrow>
        </mtd>
      </mtr>
      <mtr>
        <mtd>
          <mrow>
            <mi>f</mi>
            <mi>'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under>
                  <mi>lim</mi>
                  <mrow>
                    <mrow>
                      <mi>h</mi>
                      <mo stretchy="false">→</mo>
                      <mn>0</mn>
                    </mrow>
                  </mrow>
                </munder>
                <mrow>
                  <mfrac>
                    <mrow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o stretchy="false">+</mo>
                          <mn>1</mn>
                        </mrow>
                        <mo stretchy="false">−</mo>
                        <mrow>
                          <mo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row>
                      <mi>h</mi>
                      <mrow>
                        <mo stretchy="false">(</mo>
                        <mrow>
                          <mrow>
                            <msqrt>
                              <mrow>
                                <mrow>
                                  <mrow>
                                    <mi>x</mi>
                                    <mo stretchy="false">+</mo>
                                    <mi>h</mi>
                                  </mrow>
                                  <mo stretchy="false">+</mo>
                                  <mn>1</mn>
                                </mrow>
                              </mrow>
                            </msqrt>
                            <mo stretchy="false">+</mo>
                            <msqrt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sqrt>
                          </mrow>
                        </mrow>
                        <mo stretchy="false">)</mo>
                      </mrow>
                    </mrow>
                  </mfrac>
                </mrow>
              </mrow>
            </mrow>
          </mrow>
        </mtd>
      </mtr>
      <mtr>
        <mtd>
          <mrow>
            <mi>f</mi>
            <mi>'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under>
                  <mi>lim</mi>
                  <mrow>
                    <mrow>
                      <mi>h</mi>
                      <mo stretchy="false">→</mo>
                      <mn>0</mn>
                    </mrow>
                  </mrow>
                </munder>
                <mrow>
                  <mfrac>
                    <mrow>
                      <mi>h</mi>
                    </mrow>
                    <mrow>
                      <mrow>
                        <msqrt>
                          <mrow>
                            <mrow>
                              <mrow>
                                <mi>x</mi>
                                <mo stretchy="false">+</mo>
                                <mi>h</mi>
                              </mrow>
                              <mo stretchy="false">+</mo>
                              <mn>1</mn>
                            </mrow>
                          </mrow>
                        </msqrt>
                        <mo stretchy="false">+</mo>
                        <msqrt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</msqrt>
                      </mrow>
                    </mrow>
                  </mfrac>
                </mrow>
              </mrow>
            </mrow>
          </mrow>
        </mtd>
      </mtr>
      <mtr>
        <mtd>
          <mrow>
            <mi>f</mi>
            <mi>'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under>
                  <mi>lim</mi>
                  <mrow>
                    <mrow>
                      <mi>h</mi>
                      <mo stretchy="false">→</mo>
                      <mn>0</mn>
                    </mrow>
                  </mrow>
                </munder>
                <mrow>
                  <mfrac>
                    <mrow>
                      <mn>1</mn>
                    </mrow>
                    <mrow>
                      <mrow>
                        <msqrt>
                          <mrow>
                            <mrow>
                              <mrow>
                                <mi>x</mi>
                                <mo stretchy="false">+</mo>
                                <mn>0</mn>
                              </mrow>
                              <mo stretchy="false">+</mo>
                              <mn>1</mn>
                            </mrow>
                          </mrow>
                        </msqrt>
                        <mo stretchy="false">+</mo>
                        <msqrt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</msqrt>
                      </mrow>
                    </mrow>
                  </mfrac>
                </mrow>
              </mrow>
            </mrow>
          </mrow>
        </mtd>
      </mtr>
      <mtr>
        <mtd>
          <mrow>
            <mi>f</mi>
            <mi>'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frac>
                  <mrow>
                    <mn>1</mn>
                  </mrow>
                  <mrow>
                    <mn>2</mn>
                    <msqrt>
                      <mrow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</mfrac>
              </mrow>
            </mrow>
          </mrow>
        </mtd>
      </mtr>
    </mtable>
    <annotation encoding="StarMath 5.0">f'(x) = lim csub {h toward 0} {{f(x+h) - f(x)} over {h}} newline
f'(x) = lim csub {h toward 0} {{sqrt{x+h+1} - sqrt{x+1}} over {h} * {{sqrt{x+h+1}+sqrt{x+1}} over {sqrt{x+h+1}+sqrt{x+1}}}} newline
f'(x) = lim csub {h toward 0} {{x+h+1-(x+1)} over {h(sqrt{x+h+1}+sqrt{x+1})}} newline
f'(x) = lim csub {h toward 0} {{h} over {sqrt{x+h+1}+sqrt{x+1}}} newline
f'(x) = lim csub {h toward 0} {{1} over {sqrt{x+0+1}+sqrt{x+1}}} newline
f'(x) = {{1} over {2 sqrt{x+1}}} newline</annotation>
  </semantics>
</math>
</file>

<file path=Object 2/content.xml><?xml version="1.0" encoding="utf-8"?>
<math xmlns="http://www.w3.org/1998/Math/MathML">
  <semantics>
    <mrow>
      <mtext>The derivative of</mtext>
      <mi/>
      <mi>f</mi>
      <mrow>
        <mrow>
          <mo stretchy="false">(</mo>
          <mrow>
            <mi>x</mi>
          </mrow>
          <mo stretchy="false">)</mo>
        </mrow>
        <mo stretchy="false">=</mo>
        <mrow>
          <mrow>
            <mrow>
              <msup>
                <mi>x</mi>
                <mrow>
                  <mn>2</mn>
                </mrow>
              </msup>
              <mo stretchy="false">+</mo>
              <mn>3x</mn>
            </mrow>
            <mo stretchy="false">+</mo>
            <mn>1</mn>
          </mrow>
        </mrow>
      </mrow>
      <mi/>
      <mtext>is</mtext>
      <mi/>
      <mi>f</mi>
      <mi>'</mi>
      <mrow>
        <mrow>
          <mo stretchy="false">(</mo>
          <mrow>
            <mi>x</mi>
          </mrow>
          <mo stretchy="false">)</mo>
        </mrow>
        <mo stretchy="false">=</mo>
        <mrow>
          <mrow>
            <mn>2x</mn>
            <mo stretchy="false">+</mo>
            <mn>3</mn>
          </mrow>
        </mrow>
      </mrow>
    </mrow>
    <annotation encoding="StarMath 5.0">"The derivative of"~ f(x) = {x^{2}+3x+1} ~~ "is" ~~ f'(x) = {2x+3}</annotation>
  </semantics>
</math>
</file>

<file path=Object 3/content.xml><?xml version="1.0" encoding="utf-8"?>
<math xmlns="http://www.w3.org/1998/Math/MathML">
  <semantics>
    <mtable>
      <mtr>
        <mtd>
          <mrow>
            <mrow>
              <mi>m</mi>
              <mo stretchy="false">=</mo>
              <mi>f</mi>
            </mrow>
            <mi>'</mi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n>2</mn>
            </mrow>
            <mrow>
              <mrow>
                <mrow>
                  <mo stretchy="false">(</mo>
                  <mrow>
                    <mn>1</mn>
                  </mrow>
                  <mo stretchy="false">)</mo>
                </mrow>
                <mo stretchy="false">+</mo>
                <mn>3</mn>
              </mrow>
              <mo stretchy="false">=</mo>
              <mn>5</mn>
            </mrow>
          </mrow>
        </mtd>
      </mtr>
      <mtr>
        <mtd>
          <mrow>
            <mrow>
              <mrow>
                <mi>m</mi>
                <mo stretchy="false">=</mo>
                <mn>5</mn>
              </mrow>
            </mrow>
          </mrow>
        </mtd>
      </mtr>
    </mtable>
    <annotation encoding="StarMath 5.0">m=f'(1)=2(1)+3=5 newline
alignl {m=5}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row>
                  <mi>y</mi>
                  <mo stretchy="false">−</mo>
                  <msub>
                    <mi>y</mi>
                    <mrow>
                      <mn>1</mn>
                    </mrow>
                  </msub>
                </mrow>
                <mo stretchy="false">=</mo>
                <mi>m</mi>
              </mrow>
              <mrow>
                <mo stretchy="false">(</mo>
                <mrow>
                  <mrow>
                    <mi>x</mi>
                    <mo stretchy="false">−</mo>
                    <msub>
                      <mi>x</mi>
                      <mrow>
                        <mn>1</mn>
                      </mrow>
                    </msub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row>
                  <mi>y</mi>
                  <mo stretchy="false">−</mo>
                  <mn>5</mn>
                </mrow>
                <mo stretchy="false">=</mo>
                <mn>5</mn>
              </mrow>
              <mrow>
                <mo stretchy="false">(</mo>
                <mrow>
                  <mrow>
                    <mi>x</mi>
                    <mo stretchy="false">−</mo>
                    <mn>1</mn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row>
                  <mi>y</mi>
                  <mo stretchy="false">−</mo>
                  <mn>5</mn>
                </mrow>
                <mo stretchy="false">=</mo>
                <mrow>
                  <mn>5x</mn>
                  <mo stretchy="false">−</mo>
                  <mn>5</mn>
                </mrow>
              </mrow>
            </mrow>
          </mrow>
        </mtd>
      </mtr>
      <mtr>
        <mtd>
          <mrow>
            <mrow>
              <mrow>
                <mi>y</mi>
                <mo stretchy="false">=</mo>
                <mn>5x</mn>
              </mrow>
            </mrow>
          </mrow>
        </mtd>
      </mtr>
    </mtable>
    <annotation encoding="StarMath 5.0">alignl {y-y rsub {1} = m(x-x rsub{1})} newline
alignl {y-5 = 5(x-1)} newline
alignl {y-5 = 5x-5} newline
alignl {y=5x}</annotation>
  </semantics>
</math>
</file>

<file path=Object 5/content.xml><?xml version="1.0" encoding="utf-8"?>
<math xmlns="http://www.w3.org/1998/Math/MathML">
  <semantics>
    <mtable>
      <mtr>
        <mtd>
          <mrow>
            <mrow>
              <mrow>
                <msub>
                  <mi>y</mi>
                  <mrow>
                    <mn>1</mn>
                  </mrow>
                </msub>
                <mo stretchy="false">=</mo>
                <mi>f</mi>
              </mrow>
              <mrow>
                <mo stretchy="false">(</mo>
                <mrow>
                  <mn>1</mn>
                </mrow>
                <mo stretchy="false">)</mo>
              </mrow>
            </mrow>
          </mrow>
        </mtd>
      </mtr>
      <mtr>
        <mtd>
          <mrow>
            <mrow>
              <mrow>
                <msub>
                  <mi>y</mi>
                  <mrow>
                    <mn>1</mn>
                  </mrow>
                </msub>
                <mo stretchy="false">=</mo>
                <mrow>
                  <msup>
                    <mn>1</mn>
                    <mrow>
                      <mn>2</mn>
                    </mrow>
                  </msup>
                  <mo stretchy="false">+</mo>
                  <mn>3</mn>
                </mrow>
              </mrow>
              <mrow>
                <mrow>
                  <mo stretchy="false">(</mo>
                  <mrow>
                    <mn>1</mn>
                  </mrow>
                  <mo stretchy="false">)</mo>
                </mrow>
                <mo stretchy="false">+</mo>
                <mn>1</mn>
              </mrow>
            </mrow>
          </mrow>
        </mtd>
      </mtr>
      <mtr>
        <mtd>
          <mrow>
            <mrow>
              <mrow>
                <msub>
                  <mi>y</mi>
                  <mrow>
                    <mn>1</mn>
                  </mrow>
                </msub>
                <mo stretchy="false">=</mo>
                <mn>5</mn>
              </mrow>
            </mrow>
          </mrow>
        </mtd>
      </mtr>
    </mtable>
    <annotation encoding="StarMath 5.0">alignl {y rsub {1} = f(1)} newline
alignl {y rsub {1} = 1^{2} + 3(1) + 1} newline
alignl {y rsub {1} = 5}</annotation>
  </semantics>
</math>
</file>

<file path=Object 6/content.xml><?xml version="1.0" encoding="utf-8"?>
<math xmlns="http://www.w3.org/1998/Math/MathML">
  <semantics>
    <mrow>
      <mi>f</mi>
      <mi>'</mi>
      <mrow>
        <mo stretchy="false">(</mo>
        <mrow>
          <mi>x</mi>
        </mrow>
        <mo stretchy="false">)</mo>
      </mrow>
    </mrow>
    <annotation encoding="StarMath 5.0">f'(x)</annotation>
  </semantics>
</math>
</file>

<file path=Object 7/content.xml><?xml version="1.0" encoding="utf-8"?>
<math xmlns="http://www.w3.org/1998/Math/MathML">
  <semantics>
    <mrow>
      <mfrac>
        <mrow>
          <mi mathvariant="italic">dy</mi>
        </mrow>
        <mrow>
          <mi mathvariant="italic">dx</mi>
        </mrow>
      </mfrac>
    </mrow>
    <annotation encoding="StarMath 5.0">{dy} over {dx}</annotation>
  </semantics>
</math>
</file>

<file path=Object 8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{d} over {dx}[f(x)]</annotation>
  </semantics>
</math>
</file>

<file path=Object 9/content.xml><?xml version="1.0" encoding="utf-8"?>
<math xmlns="http://www.w3.org/1998/Math/MathML">
  <semantics>
    <mrow>
      <mi mathvariant="italic">Dx</mi>
      <mrow>
        <mo stretchy="false">[</mo>
        <mrow>
          <mi>f</mi>
          <mrow>
            <mo stretchy="false">(</mo>
            <mrow>
              <mi>x</mi>
            </mrow>
            <mo stretchy="false">)</mo>
          </mrow>
        </mrow>
        <mo stretchy="false">]</mo>
      </mrow>
    </mrow>
    <annotation encoding="StarMath 5.0">Dx[f(x)]</annotation>
  </semantics>
</math>
</file>